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ploymentUnitDaoImpl.getDeploy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loymentUnitDaoImpl.setDeployDate( Date deploy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loymentUnitDaoImpl.de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loymentUnitDaoImpl.getDeploymentUnit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loymentUnitDaoImpl.setDeploymentUnitDir( String 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loymentUnitDaoImpl.getProce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loymentUnitDaoImpl.setDeployer( String deploy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loymentUnitDaoImpl.getProcess( final QName p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ploymentUnitDaoImpl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loymentUnitDaoImpl.createProcess( QName pid , QName type , lo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ploymentUnitDaoImpl.setProcesses( Collection &lt; ProcessConfDaoImpl &gt; process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loymentUnitDaoImpl.isMember( ProcessConfDAO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loymentUnitDao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loymentUnitDaoImpl.getDeploy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